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9900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38cm"/>
    </style:style>
    <style:style style:name="gr5" style:family="graphic" style:parent-style-name="standard">
      <style:graphic-properties draw:stroke="none" svg:stroke-color="#000000" draw:fill="none" draw:fill-color="#ffffff" fo:min-height="1.171cm"/>
    </style:style>
    <style:style style:name="gr6" style:family="graphic" style:parent-style-name="standard">
      <style:graphic-properties draw:stroke="none" svg:stroke-color="#000000" draw:fill="none" draw:fill-color="#ffffff" fo:min-height="1.534cm"/>
    </style:style>
    <style:style style:name="gr7" style:family="graphic" style:parent-style-name="standard">
      <style:graphic-properties draw:stroke="none" svg:stroke-color="#000000" draw:fill="none" draw:fill-color="#ffffff" fo:min-height="1.194cm"/>
    </style:style>
    <style:style style:name="gr8" style:family="graphic" style:parent-style-name="standard">
      <style:graphic-properties draw:stroke="none" svg:stroke-color="#000000" draw:fill="none" draw:fill-color="#ffffff" fo:min-height="1.172cm"/>
    </style:style>
    <style:style style:name="gr9" style:family="graphic" style:parent-style-name="standard">
      <style:graphic-properties draw:stroke="none" svg:stroke-color="#000000" draw:fill="none" draw:fill-color="#ffffff" fo:min-height="0.685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.996cm" svg:height="13.51cm" svg:x="8.304cm" svg:y="1.8cm">
          <text:p/>
        </draw:rect>
        <draw:rect draw:style-name="gr2" draw:text-style-name="P1" draw:layer="layout" svg:width="4.201cm" svg:height="2.464cm" svg:x="16.874cm" svg:y="8.173cm">
          <text:p/>
        </draw:rect>
        <draw:rect draw:style-name="gr1" draw:text-style-name="P1" draw:layer="layout" svg:width="4.2cm" svg:height="2.464cm" svg:x="10.741cm" svg:y="4.604cm">
          <text:p/>
        </draw:rect>
        <draw:rect draw:style-name="gr1" draw:text-style-name="P1" draw:layer="layout" svg:width="4.201cm" svg:height="2.464cm" svg:x="22.587cm" svg:y="4.179cm">
          <text:p/>
        </draw:rect>
        <draw:rect draw:style-name="gr1" draw:text-style-name="P1" draw:layer="layout" svg:width="4.2cm" svg:height="2.464cm" svg:x="10.825cm" svg:y="11.402cm">
          <text:p/>
        </draw:rect>
        <draw:rect draw:style-name="gr1" draw:text-style-name="P1" draw:layer="layout" svg:width="2.605cm" svg:height="1.869cm" svg:x="23.427cm" svg:y="7.493cm">
          <text:p/>
        </draw:rect>
        <draw:rect draw:style-name="gr1" draw:text-style-name="P1" draw:layer="layout" svg:width="4.2cm" svg:height="2.464cm" svg:x="10.825cm" svg:y="8.173cm">
          <text:p/>
        </draw:rect>
        <draw:line draw:style-name="gr3" draw:text-style-name="P1" draw:layer="layout" svg:x1="14.941cm" svg:y1="5.709cm" svg:x2="16.873cm" svg:y2="9.278cm">
          <text:p/>
        </draw:line>
        <draw:line draw:style-name="gr3" draw:text-style-name="P1" draw:layer="layout" svg:x1="15.025cm" svg:y1="9.277cm" svg:x2="16.873cm" svg:y2="9.277cm">
          <text:p/>
        </draw:line>
        <draw:line draw:style-name="gr3" draw:text-style-name="P1" draw:layer="layout" svg:x1="21.075cm" svg:y1="9.193cm" svg:x2="22.587cm" svg:y2="5.284cm">
          <text:p/>
        </draw:line>
        <draw:line draw:style-name="gr3" draw:text-style-name="P1" draw:layer="layout" svg:x1="24.687cm" svg:y1="6.643cm" svg:x2="24.687cm" svg:y2="7.493cm">
          <text:p/>
        </draw:line>
        <draw:line draw:style-name="gr3" draw:text-style-name="P1" draw:layer="layout" svg:x1="21.075cm" svg:y1="9.447cm" svg:x2="22.671cm" svg:y2="12.251cm">
          <text:p/>
        </draw:line>
        <draw:frame draw:style-name="gr4" draw:text-style-name="P2" draw:layer="layout" svg:width="10.082cm" svg:height="1.688cm" svg:x="14.185cm" svg:y="2.65cm">
          <draw:text-box>
            <text:p text:style-name="P1"><text:span text:style-name="T1">ASN2014.f4.htw-berlin.de</text:span></text:p>
          </draw:text-box>
        </draw:frame>
        <draw:frame draw:style-name="gr5" draw:text-style-name="P3" draw:layer="layout" svg:width="3.025cm" svg:height="1.421cm" svg:x="17.63cm" svg:y="9.023cm">
          <draw:text-box>
            <text:p text:style-name="P3"><text:span text:style-name="T2">Manager</text:span></text:p>
          </draw:text-box>
        </draw:frame>
        <draw:frame draw:style-name="gr6" draw:layer="layout" svg:width="3.192cm" svg:height="1.784cm" svg:x="11.329cm" svg:y="5.284cm">
          <draw:text-box>
            <text:p><text:span text:style-name="T3">SparkClient</text:span></text:p>
            <text:p><text:span text:style-name="T4"/></text:p>
          </draw:text-box>
        </draw:frame>
        <draw:frame draw:style-name="gr7" draw:text-style-name="P4" draw:layer="layout" svg:width="3.276cm" svg:height="1.444cm" svg:x="11.413cm" svg:y="8.938cm">
          <draw:text-box>
            <text:p text:style-name="P4"><text:span text:style-name="T3">Jobstorage</text:span></text:p>
          </draw:text-box>
        </draw:frame>
        <draw:frame draw:style-name="gr8" draw:text-style-name="P4" draw:layer="layout" svg:width="2.773cm" svg:height="1.422cm" svg:x="23.343cm" svg:y="4.774cm">
          <draw:text-box>
            <text:p text:style-name="P4"><text:span text:style-name="T3">Job - Manager</text:span></text:p>
          </draw:text-box>
        </draw:frame>
        <draw:frame draw:style-name="gr9" draw:text-style-name="P4" draw:layer="layout" svg:width="1.764cm" svg:height="0.935cm" svg:x="23.847cm" svg:y="8.003cm">
          <draw:text-box>
            <text:p text:style-name="P4"><text:span text:style-name="T3">Jobs</text:span></text:p>
          </draw:text-box>
        </draw:frame>
        <draw:frame draw:style-name="gr5" draw:text-style-name="P4" draw:layer="layout" svg:width="3.108cm" svg:height="1.421cm" svg:x="11.413cm" svg:y="11.912cm">
          <draw:text-box>
            <text:p text:style-name="P4"><text:span text:style-name="T3">Database - Manager</text:span></text:p>
          </draw:text-box>
        </draw:frame>
        <draw:line draw:style-name="gr3" draw:text-style-name="P1" draw:layer="layout" svg:x1="22.671cm" svg:y1="12.251cm" svg:x2="21.075cm" svg:y2="13.95cm">
          <text:p/>
        </draw:line>
        <draw:rect draw:style-name="gr10" draw:text-style-name="P5" draw:layer="layout" svg:width="4.201cm" svg:height="2.464cm" svg:x="16.874cm" svg:y="12.591cm">
          <text:p text:style-name="P5"><text:span text:style-name="T3">Webserver</text:span></text:p>
        </draw:rect>
        <draw:rect draw:style-name="gr10" draw:text-style-name="P5" draw:layer="layout" svg:width="4.201cm" svg:height="2.464cm" svg:x="22.671cm" svg:y="11.062cm">
          <text:p text:style-name="P5"><text:span text:style-name="T3">REST API</text:span></text:p>
        </draw:rect>
        <draw:line draw:style-name="gr3" draw:text-style-name="P1" draw:layer="layout" svg:x1="15.025cm" svg:y1="12.676cm" svg:x2="16.873cm" svg:y2="9.362cm">
          <text:p/>
        </draw:line>
        <draw:line draw:style-name="gr11" draw:text-style-name="P1" draw:layer="layout" svg:x1="18.974cm" svg:y1="15.055cm" svg:x2="18.974cm" svg:y2="16.5cm">
          <text:p/>
        </draw:line>
        <draw:line draw:style-name="gr11" draw:text-style-name="P1" draw:layer="layout" svg:x1="10.741cm" svg:y1="5.794cm" svg:x2="6.6cm" svg:y2="5.8cm">
          <text:p/>
        </draw:line>
        <draw:line draw:style-name="gr11" draw:text-style-name="P1" draw:layer="layout" svg:x1="10.825cm" svg:y1="12.761cm" svg:x2="6.8cm" svg:y2="12.8cm">
          <text:p/>
        </draw:line>
        <draw:rect draw:style-name="gr10" draw:text-style-name="P5" draw:layer="layout" svg:width="4.201cm" svg:height="2.464cm" svg:x="16.872cm" svg:y="16.462cm">
          <text:p text:style-name="P5"><text:span text:style-name="T3">Browser</text:span></text:p>
        </draw:rect>
        <draw:rect draw:style-name="gr10" draw:text-style-name="P5" draw:layer="layout" svg:width="4.201cm" svg:height="2.464cm" svg:x="2.599cm" svg:y="11.536cm">
          <text:p text:style-name="P5"><text:span text:style-name="T3">Database</text:span></text:p>
        </draw:rect>
        <draw:rect draw:style-name="gr10" draw:text-style-name="P5" draw:layer="layout" svg:width="4.201cm" svg:height="2.464cm" svg:x="2.4cm" svg:y="4.536cm">
          <text:p text:style-name="P5"><text:span text:style-name="T3">Clust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8T10:35:35</meta:creation-date>
    <dc:date>2015-02-04T12:54:14</dc:date>
    <meta:editing-duration>PT2H23M</meta:editing-duration>
    <meta:editing-cycles>4</meta:editing-cycles>
    <meta:generator>OpenOffice/4.1.1$Unix OpenOffice.org_project/411m6$Build-9775</meta:generator>
    <meta:document-statistic meta:object-count="29"/>
  </office:meta>
</office:document-meta>
</file>